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ackground-color="#C4D79B"/>
    </style:style>
    <style:style style:name="ce3" style:family="table-cell" style:parent-style-name="Default" style:data-style-name="N36"/>
    <style:style style:name="ce4" style:family="table-cell" style:parent-style-name="Default" style:data-style-name="N30"/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C4D79B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77283333333333cm"/>
    </style:style>
    <style:style style:name="co5" style:family="table-column">
      <style:table-column-properties fo:break-before="auto" style:column-width="2.89983333333333cm"/>
    </style:style>
    <style:style style:name="co6" style:family="table-column">
      <style:table-column-properties fo:break-before="auto" style:column-width="2.56116666666667cm"/>
    </style:style>
    <style:style style:name="co7" style:family="table-column">
      <style:table-column-properties fo:break-before="auto" style:column-width="2.24366666666667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2.667cm"/>
    </style:style>
    <style:style style:name="co10" style:family="table-column">
      <style:table-column-properties fo:break-before="auto" style:column-width="3.95816666666667cm"/>
    </style:style>
    <style:style style:name="co1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sc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2"/>
        <table:table-column table:style-name="co2" table:number-columns-repeated="4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default-cell-style-name="ce3"/>
        <table:table-column table:style-name="co1" table:number-columns-repeated="1002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">
            <text:p>hh_id</text:p>
          </table:table-cell>
          <table:table-cell office:value-type="string" table:style-name="ce1">
            <text:p>tu_id</text:p>
          </table:table-cell>
          <table:table-cell office:value-type="string" table:style-name="ce1">
            <text:p>p_id</text:p>
          </table:table-cell>
          <table:table-cell office:value-type="string" table:style-name="ce1">
            <text:p>bruttolohn_m</text:p>
          </table:table-cell>
          <table:table-cell office:value-type="string" table:style-name="ce1">
            <text:p>wohnort_ost</text:p>
          </table:table-cell>
          <table:table-cell office:value-type="string" table:style-name="ce1">
            <text:p>alter</text:p>
          </table:table-cell>
          <table:table-cell office:value-type="string" table:style-name="ce1">
            <text:p>selbstständig</text:p>
          </table:table-cell>
          <table:table-cell office:value-type="string" table:style-name="ce1">
            <text:p>hat_kinder</text:p>
          </table:table-cell>
          <table:table-cell office:value-type="string" table:style-name="ce1">
            <text:p>eink_selbst_m</text:p>
          </table:table-cell>
          <table:table-cell office:value-type="string" table:style-name="ce1">
            <text:p>ges_rente_m</text:p>
          </table:table-cell>
          <table:table-cell office:value-type="string" table:style-name="ce1">
            <text:p>prv_krankv</text:p>
          </table:table-cell>
          <table:table-cell office:value-type="string" table:style-name="ce1">
            <text:p>jahr</text:p>
          </table:table-cell>
          <table:table-cell office:value-type="string" table:style-name="ce2">
            <text:p>sozialv_beitr_m</text:p>
          </table:table-cell>
          <table:table-cell table:number-columns-repeated="4" table:style-name="ce3"/>
          <table:table-cell office:value-type="string" table:style-name="ce3">
            <text:p>bemes</text:p>
          </table:table-cell>
          <table:table-cell office:value-type="string" table:style-name="ce3">
            <text:p>rentenv_beitr_m</text:p>
          </table:table-cell>
          <table:table-cell office:value-type="string" table:style-name="ce3">
            <text:p>pflegev_beitr_m</text:p>
          </table:table-cell>
          <table:table-cell office:value-type="string" table:style-name="ce3">
            <text:p>ges_krankv_beitr_m</text:p>
          </table:table-cell>
          <table:table-cell office:value-type="string" table:style-name="ce3">
            <text:p>arbeitsl_v_beitr_m</text:p>
          </table:table-cell>
          <table:table-cell table:number-columns-repeated="16362" table:style-name="ce1"/>
        </table:table-row>
        <table:table-row table:style-name="ro1">
          <table:table-cell office:value-type="float" office:value="1" table:formula="of:=[.B2]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FALS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FALSE</text:p>
          </table:table-cell>
          <table:table-cell office:value-type="float" office:value="2018" table:style-name="ce1">
            <text:p>2018</text:p>
          </table:table-cell>
          <table:table-cell office:value-type="float" office:value="0" table:formula="of:=[.S2]+[.T2]+[.U2]+[.V2]" table:style-name="ce6">
            <text:p>0</text:p>
          </table:table-cell>
          <table:table-cell table:number-columns-repeated="4" table:style-name="ce3"/>
          <table:table-cell office:value-type="float" office:value="148.22062500000001" table:formula="of:=0.7547*450+(((850/(850-450))-(450/(850-450)*0.7547))*([.D2]-450))" table:style-name="ce5">
            <text:p>148,2206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2" table:formula="of:=[.B3]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FALS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FALSE</text:p>
          </table:table-cell>
          <table:table-cell office:value-type="float" office:value="2018" table:style-name="ce1">
            <text:p>2018</text:p>
          </table:table-cell>
          <table:table-cell office:value-type="float" office:value="94.826226562499997" table:formula="of:=[.S3]+[.T3]+[.U3]+[.V3]" table:style-name="ce6">
            <text:p>94,82622656</text:p>
          </table:table-cell>
          <table:table-cell table:number-columns-repeated="4" table:style-name="ce3"/>
          <table:table-cell office:value-type="float" office:value="531.00937499999998" table:formula="of:=0.7547*450+(((850/(850-450))-(450/(850-450)*0.7547))*([.D3]-450))" table:style-name="ce5">
            <text:p>531,009375</text:p>
          </table:table-cell>
          <table:table-cell office:value-type="float" office:value="42.967743749999997" table:formula="of:=0.093 * 2 *[.$R3] - (0.093 *[.$D3])" table:style-name="ce5">
            <text:p>42,96774375</text:p>
          </table:table-cell>
          <table:table-cell office:value-type="float" office:value="5.8907390624999989" table:formula="of:=0.01275*2*[.$R3]-(0.01275*[.$D3])+(0.0025*([.H3]=0)*([.F3]&gt;=23)*[.R3])" table:style-name="ce5">
            <text:p>5,890739063</text:p>
          </table:table-cell>
          <table:table-cell office:value-type="float" office:value="39.037462500000004" table:formula="of:=(0.083 + 0.073) *[.$R3] - (0.073 *[.$D3])" table:style-name="ce5">
            <text:p>39,0374625</text:p>
          </table:table-cell>
          <table:table-cell office:value-type="float" office:value="6.9302812499999984" table:formula="of:=0.015 * 2 *[.$R3] - (0.015 *[.$D3])" table:style-name="ce5">
            <text:p>6,93028125</text:p>
          </table:table-cell>
          <table:table-cell table:number-columns-repeated="16362" table:style-name="ce1"/>
        </table:table-row>
        <table:table-row table:style-name="ro1">
          <table:table-cell office:value-type="float" office:value="3" table:formula="of:=[.B4]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FALS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FALSE</text:p>
          </table:table-cell>
          <table:table-cell office:value-type="float" office:value="2018" table:style-name="ce1">
            <text:p>2018</text:p>
          </table:table-cell>
          <table:table-cell office:value-type="float" office:value="183.375" table:formula="of:=[.S4]+[.T4]+[.U4]+[.V4]" table:style-name="ce6">
            <text:p>183,375</text:p>
          </table:table-cell>
          <table:table-cell table:number-columns-repeated="4" table:style-name="ce3"/>
          <table:table-cell office:value-type="float" office:value="913.79812499999991" table:formula="of:=0.7547*450+(((850/(850-450))-(450/(850-450)*0.7547))*([.D4]-450))" table:style-name="ce5">
            <text:p>913,798125</text:p>
          </table:table-cell>
          <table:table-cell office:value-type="float" office:value="83.7" table:formula="of:=0.093 *[.$D4]" table:style-name="ce5">
            <text:p>83,7</text:p>
          </table:table-cell>
          <table:table-cell office:value-type="float" office:value="11.475" table:formula="of:=(0.01275 + (0.0025*([.H4]=0)*([.F4]&gt;=23))) *[.D4]" table:style-name="ce5">
            <text:p>11,475</text:p>
          </table:table-cell>
          <table:table-cell office:value-type="float" office:value="74.7" table:formula="of:=0.083 *[.$D4]" table:style-name="ce5">
            <text:p>74,7</text:p>
          </table:table-cell>
          <table:table-cell office:value-type="float" office:value="13.5" table:formula="of:=0.015 *[.$D4]" table:style-name="ce5">
            <text:p>13,5</text:p>
          </table:table-cell>
          <table:table-cell table:number-columns-repeated="16362" table:style-name="ce1"/>
        </table:table-row>
        <table:table-row table:style-name="ro1">
          <table:table-cell office:value-type="float" office:value="4" table:formula="of:=[.B5]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5" table:style-name="ce1">
            <text:p>55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TRU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FALSE</text:p>
          </table:table-cell>
          <table:table-cell office:value-type="float" office:value="2018" table:style-name="ce1">
            <text:p>2018</text:p>
          </table:table-cell>
          <table:table-cell office:value-type="float" office:value="244.5" table:formula="of:=[.S5]+[.T5]+[.U5]+[.V5]" table:style-name="ce6">
            <text:p>244,5</text:p>
          </table:table-cell>
          <table:table-cell table:number-columns-repeated="4" table:style-name="ce3"/>
          <table:table-cell office:value-type="float" office:value="1296.586875" table:formula="of:=0.7547*450+(((850/(850-450))-(450/(850-450)*0.7547))*([.D5]-450))" table:style-name="ce5">
            <text:p>1296,586875</text:p>
          </table:table-cell>
          <table:table-cell office:value-type="float" office:value="111.6" table:formula="of:=0.093 *[.$D5]" table:style-name="ce5">
            <text:p>111,6</text:p>
          </table:table-cell>
          <table:table-cell office:value-type="float" office:value="15.299999999999999" table:formula="of:=(0.01275 + (0.0025*([.H5]=0)*([.F5]&gt;=23))) *[.D5]" table:style-name="ce5">
            <text:p>15,3</text:p>
          </table:table-cell>
          <table:table-cell office:value-type="float" office:value="99.600000000000009" table:formula="of:=0.083 *[.$D5]" table:style-name="ce5">
            <text:p>99,6</text:p>
          </table:table-cell>
          <table:table-cell office:value-type="float" office:value="18" table:formula="of:=0.015 *[.$D5]" table:style-name="ce5">
            <text:p>18</text:p>
          </table:table-cell>
          <table:table-cell table:number-columns-repeated="16362" table:style-name="ce1"/>
        </table:table-row>
        <table:table-row table:style-name="ro1">
          <table:table-cell office:value-type="float" office:value="5" table:formula="of:=[.B6]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TRU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FALSE</text:p>
          </table:table-cell>
          <table:table-cell office:value-type="float" office:value="2018" table:style-name="ce1">
            <text:p>2018</text:p>
          </table:table-cell>
          <table:table-cell office:value-type="float" office:value="305.625" table:formula="of:=[.S6]+[.T6]+[.U6]+[.V6]" table:style-name="ce6">
            <text:p>305,625</text:p>
          </table:table-cell>
          <table:table-cell table:number-columns-repeated="4" table:style-name="ce3"/>
          <table:table-cell office:value-type="float" office:value="1679.3756249999999" table:formula="of:=0.7547*450+(((850/(850-450))-(450/(850-450)*0.7547))*([.D6]-450))" table:style-name="ce5">
            <text:p>1679,375625</text:p>
          </table:table-cell>
          <table:table-cell office:value-type="float" office:value="139.5" table:formula="of:=0.093 *[.$D6]" table:style-name="ce5">
            <text:p>139,5</text:p>
          </table:table-cell>
          <table:table-cell office:value-type="float" office:value="19.125" table:formula="of:=(0.01275 + (0.0025*([.H6]=0)*([.F6]&gt;=23))) *[.D6]" table:style-name="ce5">
            <text:p>19,125</text:p>
          </table:table-cell>
          <table:table-cell office:value-type="float" office:value="124.5" table:formula="of:=0.083 *[.$D6]" table:style-name="ce5">
            <text:p>124,5</text:p>
          </table:table-cell>
          <table:table-cell office:value-type="float" office:value="22.5" table:formula="of:=0.015 *[.$D6]" table:style-name="ce5">
            <text:p>22,5</text:p>
          </table:table-cell>
          <table:table-cell table:number-columns-repeated="16362" table:style-name="ce1"/>
        </table:table-row>
        <table:table-row table:style-name="ro1">
          <table:table-cell office:value-type="float" office:value="6" table:formula="of:=[.B7]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354" table:style-name="ce1">
            <text:p>1354</text:p>
          </table:table-cell>
          <table:table-cell office:value-type="float" office:value="5000" table:style-name="ce1">
            <text:p>5000</text:p>
          </table:table-cell>
          <table:table-cell office:value-type="string" table:style-name="ce1">
            <text:p>TRU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FALSE</text:p>
          </table:table-cell>
          <table:table-cell office:value-type="float" office:value="2018" table:style-name="ce1">
            <text:p>2018</text:p>
          </table:table-cell>
          <table:table-cell office:value-type="float" office:value="963.69375000000014" table:formula="of:=[.S7]+[.T7]+[.U7]+[.V7]" table:style-name="ce6">
            <text:p>963,69375</text:p>
          </table:table-cell>
          <table:table-cell table:number-columns-repeated="4" table:style-name="ce3"/>
          <table:table-cell office:value-type="float" office:value="6145.2443749999993" table:formula="of:=0.7547*450+(((850/(850-450))-(450/(850-450)*0.7547))*([.D7]-450))" table:style-name="ce5">
            <text:p>6145,244375</text:p>
          </table:table-cell>
          <table:table-cell office:value-type="float" office:value="465" table:formula="of:=0.093 *[.$D7]" table:style-name="ce5">
            <text:p>465</text:p>
          </table:table-cell>
          <table:table-cell office:value-type="float" office:value="56.418749999999996" table:formula="of:=(0.01275 + (0.0025*([.H7]=0)*([.F7]&gt;=23))) *4425" table:style-name="ce5">
            <text:p>56,41875</text:p>
          </table:table-cell>
          <table:table-cell office:value-type="float" office:value="367.27500000000003" table:formula="of:=0.083 *4425" table:style-name="ce5">
            <text:p>367,275</text:p>
          </table:table-cell>
          <table:table-cell office:value-type="float" office:value="75" table:formula="of:=0.015 *[.$D7]" table:style-name="ce5">
            <text:p>75</text:p>
          </table:table-cell>
          <table:table-cell table:number-columns-repeated="16362" table:style-name="ce1"/>
        </table:table-row>
        <table:table-row table:style-name="ro1">
          <table:table-cell office:value-type="float" office:value="7" table:formula="of:=[.B8]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483" table:style-name="ce1">
            <text:p>3483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TRU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FALSE</text:p>
          </table:table-cell>
          <table:table-cell office:value-type="float" office:value="2010" table:style-name="ce1">
            <text:p>2010</text:p>
          </table:table-cell>
          <table:table-cell office:value-type="float" office:value="0" table:formula="of:=[.S8]+[.T8]+[.U8]+[.V8]" table:style-name="ce6">
            <text:p>0</text:p>
          </table:table-cell>
          <table:table-cell table:number-columns-repeated="4" table:style-name="ce3"/>
          <table:table-cell office:value-type="float" office:value="144.75000000000003" table:formula="of:=0.7585*450+(((800/(800-450))-(450/(800-450)*0.7585))*([.D8]-450))" table:style-name="ce5">
            <text:p>144,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8" table:formula="of:=[.B9]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74" table:style-name="ce1">
            <text:p>874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TRU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FALSE</text:p>
          </table:table-cell>
          <table:table-cell office:value-type="float" office:value="2010" table:style-name="ce1">
            <text:p>2010</text:p>
          </table:table-cell>
          <table:table-cell office:value-type="float" office:value="102.24735000000003" table:formula="of:=[.S9]+[.T9]+[.U9]+[.V9]" table:style-name="ce6">
            <text:p>102,24735</text:p>
          </table:table-cell>
          <table:table-cell table:number-columns-repeated="4" table:style-name="ce3"/>
          <table:table-cell office:value-type="float" office:value="551.70000000000005" table:formula="of:=0.7585*400+(((800/(800-400))-(400/(800-400)*0.7585))*([.D9]-400))" table:style-name="ce5">
            <text:p>551,7</text:p>
          </table:table-cell>
          <table:table-cell office:value-type="float" office:value="50.088300000000018" table:formula="of:=0.0995 * 2 *[.$R9] - (0.0995 *[.$D9])" table:style-name="ce5">
            <text:p>50,0883</text:p>
          </table:table-cell>
          <table:table-cell office:value-type="float" office:value="4.9081500000000009" table:formula="of:=0.00975*2*[.$R9]-(0.00975*[.$D9])+(0.0025*([.H9]=0)*([.F9]&gt;=23)*[.R9])" table:style-name="ce5">
            <text:p>4,90815</text:p>
          </table:table-cell>
          <table:table-cell office:value-type="float" office:value="40.203300000000006" table:formula="of:=(0.079 + 0.07) *[.$R9] - (0.07 *[.$D9])" table:style-name="ce5">
            <text:p>40,2033</text:p>
          </table:table-cell>
          <table:table-cell office:value-type="float" office:value="7.047600000000001" table:formula="of:=0.014 * 2 *[.$R9] - (0.014 *[.$D9])" table:style-name="ce5">
            <text:p>7,0476</text:p>
          </table:table-cell>
          <table:table-cell table:number-columns-repeated="16362" table:style-name="ce1"/>
        </table:table-row>
        <table:table-row table:style-name="ro1">
          <table:table-cell office:value-type="float" office:value="9" table:formula="of:=[.B10]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6414" table:style-name="ce1">
            <text:p>6414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TRU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FALSE</text:p>
          </table:table-cell>
          <table:table-cell office:value-type="float" office:value="2010" table:style-name="ce1">
            <text:p>2010</text:p>
          </table:table-cell>
          <table:table-cell office:value-type="float" office:value="182.02500000000001" table:formula="of:=[.S10]+[.T10]+[.U10]+[.V10]" table:style-name="ce6">
            <text:p>182,025</text:p>
          </table:table-cell>
          <table:table-cell table:number-columns-repeated="4" table:style-name="ce3"/>
          <table:table-cell office:value-type="float" office:value="924.15" table:formula="of:=0.7585*400+(((800/(800-400))-(400/(800-400)*0.7585))*([.D10]-400))" table:style-name="ce5">
            <text:p>924,15</text:p>
          </table:table-cell>
          <table:table-cell office:value-type="float" office:value="89.550000000000011" table:formula="of:=0.0995 *[.$D10]" table:style-name="ce5">
            <text:p>89,55</text:p>
          </table:table-cell>
          <table:table-cell office:value-type="float" office:value="8.7750000000000004" table:formula="of:=(0.00975 + (0.0025*([.H10]=0)*([.F10]&gt;=23))) *[.D10]" table:style-name="ce5">
            <text:p>8,775</text:p>
          </table:table-cell>
          <table:table-cell office:value-type="float" office:value="71.099999999999994" table:formula="of:=0.079 *[.$D10]" table:style-name="ce5">
            <text:p>71,1</text:p>
          </table:table-cell>
          <table:table-cell office:value-type="float" office:value="12.6" table:formula="of:=0.014 *[.$D10]" table:style-name="ce5">
            <text:p>12,6</text:p>
          </table:table-cell>
          <table:table-cell table:number-columns-repeated="16362" table:style-name="ce1"/>
        </table:table-row>
        <table:table-row table:style-name="ro1">
          <table:table-cell office:value-type="float" office:value="10" table:formula="of:=[.B11]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4684" table:style-name="ce1">
            <text:p>54684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FALS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FALSE</text:p>
          </table:table-cell>
          <table:table-cell office:value-type="float" office:value="2010" table:style-name="ce1">
            <text:p>2010</text:p>
          </table:table-cell>
          <table:table-cell office:value-type="float" office:value="242.7" table:formula="of:=[.S11]+[.T11]+[.U11]+[.V11]" table:style-name="ce6">
            <text:p>242,7</text:p>
          </table:table-cell>
          <table:table-cell table:number-columns-repeated="4" table:style-name="ce3"/>
          <table:table-cell office:value-type="float" office:value="1296.5999999999999" table:formula="of:=0.7585*400+(((800/(800-400))-(400/(800-400)*0.7585))*([.D11]-400))" table:style-name="ce5">
            <text:p>1296,6</text:p>
          </table:table-cell>
          <table:table-cell office:value-type="float" office:value="119.4" table:formula="of:=0.0995 *[.$D11]" table:style-name="ce5">
            <text:p>119,4</text:p>
          </table:table-cell>
          <table:table-cell office:value-type="float" office:value="11.7" table:formula="of:=(0.00975 + (0.0025*([.H11]=1)*([.F11]&gt;=23))) *[.D11]" table:style-name="ce5">
            <text:p>11,7</text:p>
          </table:table-cell>
          <table:table-cell office:value-type="float" office:value="94.8" table:formula="of:=0.079 *[.$D11]" table:style-name="ce5">
            <text:p>94,8</text:p>
          </table:table-cell>
          <table:table-cell office:value-type="float" office:value="16.8" table:formula="of:=0.014 *[.$D11]" table:style-name="ce5">
            <text:p>16,8</text:p>
          </table:table-cell>
          <table:table-cell table:number-columns-repeated="16362" table:style-name="ce1"/>
        </table:table-row>
        <table:table-row table:style-name="ro1">
          <table:table-cell office:value-type="float" office:value="11" table:formula="of:=[.B12]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FALS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FALSE</text:p>
          </table:table-cell>
          <table:table-cell office:value-type="float" office:value="2010" table:style-name="ce1">
            <text:p>2010</text:p>
          </table:table-cell>
          <table:table-cell office:value-type="float" office:value="303.375" table:formula="of:=[.S12]+[.T12]+[.U12]+[.V12]" table:style-name="ce6">
            <text:p>303,375</text:p>
          </table:table-cell>
          <table:table-cell table:number-columns-repeated="4" table:style-name="ce3"/>
          <table:table-cell office:value-type="float" office:value="1669.0500000000002" table:formula="of:=0.7585*400+(((800/(800-400))-(400/(800-400)*0.7585))*([.D12]-400))" table:style-name="ce5">
            <text:p>1669,05</text:p>
          </table:table-cell>
          <table:table-cell office:value-type="float" office:value="149.25" table:formula="of:=0.0995 *[.$D12]" table:style-name="ce5">
            <text:p>149,25</text:p>
          </table:table-cell>
          <table:table-cell office:value-type="float" office:value="14.625" table:formula="of:=(0.00975 + (0.0025*([.H12]=1)*([.F12]&gt;=23))) *[.D12]" table:style-name="ce5">
            <text:p>14,625</text:p>
          </table:table-cell>
          <table:table-cell office:value-type="float" office:value="118.5" table:formula="of:=0.079 *[.$D12]" table:style-name="ce5">
            <text:p>118,5</text:p>
          </table:table-cell>
          <table:table-cell office:value-type="float" office:value="21" table:formula="of:=0.014 *[.$D12]" table:style-name="ce5">
            <text:p>21</text:p>
          </table:table-cell>
          <table:table-cell table:number-columns-repeated="16362" table:style-name="ce1"/>
        </table:table-row>
        <table:table-row table:style-name="ro1">
          <table:table-cell office:value-type="float" office:value="12" table:formula="of:=[.B13]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369" table:style-name="ce1">
            <text:p>369</text:p>
          </table:table-cell>
          <table:table-cell office:value-type="float" office:value="8000" table:style-name="ce1">
            <text:p>8000</text:p>
          </table:table-cell>
          <table:table-cell office:value-type="string" table:style-name="ce1">
            <text:p>FALS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TRU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FALSE</text:p>
          </table:table-cell>
          <table:table-cell office:value-type="float" office:value="2010" table:style-name="ce1">
            <text:p>2010</text:p>
          </table:table-cell>
          <table:table-cell office:value-type="float" office:value="957.0625" table:formula="of:=[.S13]+[.T13]+[.U13]+[.V13]" table:style-name="ce6">
            <text:p>957,0625</text:p>
          </table:table-cell>
          <table:table-cell table:number-columns-repeated="4" table:style-name="ce3"/>
          <table:table-cell office:value-type="float" office:value="9738.7999999999993" table:formula="of:=0.7585*400+(((800/(800-400))-(400/(800-400)*0.7585))*([.D13]-400))" table:style-name="ce5">
            <text:p>9738,8</text:p>
          </table:table-cell>
          <table:table-cell office:value-type="float" office:value="547.25" table:formula="of:=0.0995 *5500" table:style-name="ce5">
            <text:p>547,25</text:p>
          </table:table-cell>
          <table:table-cell office:value-type="float" office:value="36.5625" table:formula="of:=(0.00975 + (0.0025*([.H13]=1)*([.F13]&gt;=23))) *3750" table:style-name="ce5">
            <text:p>36,5625</text:p>
          </table:table-cell>
          <table:table-cell office:value-type="float" office:value="296.25" table:formula="of:=0.079 *3750" table:style-name="ce5">
            <text:p>296,25</text:p>
          </table:table-cell>
          <table:table-cell office:value-type="float" office:value="77" table:formula="of:=0.014 *5500" table:style-name="ce5">
            <text:p>77</text:p>
          </table:table-cell>
          <table:table-cell table:number-columns-repeated="1636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11" table:style-name="ce1">
            <text:p>111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FALS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FALSE</text:p>
          </table:table-cell>
          <table:table-cell office:value-type="string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FALSE</text:p>
          </table:table-cell>
          <table:table-cell office:value-type="float" office:value="2002" table:style-name="ce1">
            <text:p>2002</text:p>
          </table:table-cell>
          <table:table-cell office:value-type="float" office:value="144.55000000000001" table:formula="of:=[.S14]+[.T14]+[.U14]+[.V14]" table:style-name="ce6">
            <text:p>144,55</text:p>
          </table:table-cell>
          <table:table-cell table:number-columns-repeated="4" table:style-name="ce3"/>
          <table:table-cell office:value-type="float" office:value="675.84999999999991" table:formula="of:=0.7585*400+(((800/(800-400))-(400/(800-400)*0.7585))*([.D14]-400))" table:style-name="ce5">
            <text:p>675,85</text:p>
          </table:table-cell>
          <table:table-cell office:value-type="float" office:value="66.849999999999994" table:formula="of:=0.0955 *[.$D14]" table:style-name="ce5">
            <text:p>66,85</text:p>
          </table:table-cell>
          <table:table-cell office:value-type="float" office:value="5.95" table:formula="of:=(0.0085 + (0.0025*([.H14]=1)*([.F14]&gt;=23))) *[.D14]" table:style-name="ce5">
            <text:p>5,95</text:p>
          </table:table-cell>
          <table:table-cell office:value-type="float" office:value="49.000000000000007" table:formula="of:=0.07 *[.$D14]" table:style-name="ce5">
            <text:p>49</text:p>
          </table:table-cell>
          <table:table-cell office:value-type="float" office:value="22.75" table:formula="of:=0.0325 *[.$D14]" table:style-name="ce5">
            <text:p>22,75</text:p>
          </table:table-cell>
          <table:table-cell table:number-columns-repeated="1636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4684" table:style-name="ce1">
            <text:p>468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S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float" office:value="2500" table:style-name="ce1">
            <text:p>250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FALSE</text:p>
          </table:table-cell>
          <table:table-cell office:value-type="float" office:value="2022" table:style-name="ce1">
            <text:p>2022</text:p>
          </table:table-cell>
          <table:table-cell office:value-type="float" office:value="467.50000000000006" table:formula="of:=[.S15]+[.T15]+[.U15]+[.V15]" table:style-name="ce6">
            <text:p>467,5</text:p>
          </table:table-cell>
          <table:table-cell table:number-columns-repeated="4" table:style-name="ce3"/>
          <table:table-cell office:value-type="float" office:value="2500" table:formula="of:=MIN(MAX(3290/90*30;[.I15]);4837.5)" table:style-name="ce5">
            <text:p>2500</text:p>
          </table:table-cell>
          <table:table-cell office:value-type="float" office:value="0" table:style-name="ce5">
            <text:p>0</text:p>
          </table:table-cell>
          <table:table-cell office:value-type="float" office:value="85" table:formula="of:=[.R15]*(0.0305+IF(AND([.H15] =&quot;FALSE&quot;;[.F15]&gt;22);0.0035;0))" table:style-name="ce5">
            <text:p>85</text:p>
          </table:table-cell>
          <table:table-cell office:value-type="float" office:value="382.50000000000006" table:formula="of:=[.I15]*(0.14+0.013)" table:style-name="ce5">
            <text:p>382,5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222" table:style-name="ce1">
            <text:p>222</text:p>
          </table:table-cell>
          <table:table-cell office:value-type="float" office:value="3000" table:style-name="ce1">
            <text:p>3000</text:p>
          </table:table-cell>
          <table:table-cell office:value-type="string" table:style-name="ce4">
            <text:p>FALSE</text:p>
          </table:table-cell>
          <table:table-cell office:value-type="float" office:value="40" table:style-name="ce1">
            <text:p>40</text:p>
          </table:table-cell>
          <table:table-cell office:value-type="string" table:style-name="ce4">
            <text:p>FALSE</text:p>
          </table:table-cell>
          <table:table-cell office:value-type="string" table:style-name="ce4">
            <text:p>FALS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FALSE</text:p>
          </table:table-cell>
          <table:table-cell office:value-type="float" office:value="2020" table:style-name="ce1">
            <text:p>2020</text:p>
          </table:table-cell>
          <table:table-cell office:value-type="float" office:value="603.75" table:formula="of:=[.S16]+[.T16]+[.U16]+[.V16]" table:style-name="ce6">
            <text:p>603,75</text:p>
          </table:table-cell>
          <table:table-cell table:number-columns-repeated="4" table:style-name="ce1"/>
          <table:table-cell table:style-name="ce5"/>
          <table:table-cell office:value-type="float" office:value="279" table:style-name="ce5">
            <text:p>279</text:p>
          </table:table-cell>
          <table:table-cell office:value-type="float" office:value="53.25" table:style-name="ce5">
            <text:p>53,25</text:p>
          </table:table-cell>
          <table:table-cell office:value-type="float" office:value="235.5" table:style-name="ce5">
            <text:p>235,5</text:p>
          </table:table-cell>
          <table:table-cell office:value-type="float" office:value="36" table:style-name="ce5">
            <text:p>36</text:p>
          </table:table-cell>
          <table:table-cell table:style-name="ce1"/>
          <table:table-cell office:value-type="string" table:style-name="ce1">
            <text:p>Sozialversicherungs-Rechner auf www.barmer.de</text:p>
          </table:table-cell>
          <table:table-cell table:number-columns-repeated="16360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3657" table:style-name="ce1">
            <text:p>365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S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float" office:value="1000" table:style-name="ce1">
            <text:p>100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FALSE</text:p>
          </table:table-cell>
          <table:table-cell office:value-type="float" office:value="2019" table:style-name="ce1">
            <text:p>2019</text:p>
          </table:table-cell>
          <table:table-cell office:value-type="float" office:value="180.66916666666668" table:formula="of:=[.S17]+[.T17]+[.U17]+[.V17]" table:style-name="ce6">
            <text:p>180,6691667</text:p>
          </table:table-cell>
          <table:table-cell table:number-columns-repeated="4" table:style-name="ce3"/>
          <table:table-cell office:value-type="float" office:value="1038.3333333333335" table:formula="of:=MIN(MAX(3115/90*30;[.I17]);4537.5)" table:style-name="ce5">
            <text:p>1038,333333</text:p>
          </table:table-cell>
          <table:table-cell office:value-type="float" office:value="0" table:style-name="ce5">
            <text:p>0</text:p>
          </table:table-cell>
          <table:table-cell office:value-type="float" office:value="31.669166666666669" table:formula="of:=[.R17]*((0.01525*2)+IF(AND([.H17] =&quot;FALSE&quot;;[.F17]&gt;22);0.0025;0))" table:style-name="ce5">
            <text:p>31,66916667</text:p>
          </table:table-cell>
          <table:table-cell office:value-type="float" office:value="149.00000000000003" table:formula="of:=[.I17]*(0.14+0.009)" table:style-name="ce5">
            <text:p>149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office:value-type="float" office:value="798" table:style-name="ce1">
            <text:p>79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RU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TRUE</text:p>
          </table:table-cell>
          <table:table-cell office:value-type="float" office:value="4000" table:style-name="ce1">
            <text:p>400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FALSE</text:p>
          </table:table-cell>
          <table:table-cell office:value-type="float" office:value="2019" table:style-name="ce1">
            <text:p>2019</text:p>
          </table:table-cell>
          <table:table-cell office:value-type="float" office:value="718.00000000000011" table:formula="of:=[.S18]+[.T18]+[.U18]+[.V18]" table:style-name="ce6">
            <text:p>718</text:p>
          </table:table-cell>
          <table:table-cell table:number-columns-repeated="4" table:style-name="ce3"/>
          <table:table-cell office:value-type="float" office:value="4000" table:formula="of:=MIN(MAX(2870/90*30;[.I18]);4537.5)" table:style-name="ce5">
            <text:p>4000</text:p>
          </table:table-cell>
          <table:table-cell office:value-type="float" office:value="0" table:style-name="ce5">
            <text:p>0</text:p>
          </table:table-cell>
          <table:table-cell office:value-type="float" office:value="122" table:formula="of:=[.R18]*((0.01525*2)+IF(AND([.H18] =&quot;FALSE&quot;;[.F18]&gt;22);0.0025;0))" table:style-name="ce5">
            <text:p>122</text:p>
          </table:table-cell>
          <table:table-cell office:value-type="float" office:value="596.00000000000011" table:formula="of:=[.I18]*(0.14+0.009)" table:style-name="ce5">
            <text:p>596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4987" table:style-name="ce1">
            <text:p>498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ALS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TRUE</text:p>
          </table:table-cell>
          <table:table-cell office:value-type="string" table:style-name="ce1">
            <text:p>FALSE</text:p>
          </table:table-cell>
          <table:table-cell office:value-type="float" office:value="8000" table:style-name="ce1">
            <text:p>8000</text:p>
          </table:table-cell>
          <table:table-cell office:value-type="float" office:value="0" table:style-name="ce1">
            <text:p>0</text:p>
          </table:table-cell>
          <table:table-cell office:value-type="string" table:style-name="ce4">
            <text:p>FALSE</text:p>
          </table:table-cell>
          <table:table-cell office:value-type="float" office:value="2020" table:style-name="ce1">
            <text:p>2020</text:p>
          </table:table-cell>
          <table:table-cell office:value-type="float" office:value="1362.6875000000002" table:formula="of:=[.S19]+[.T19]+[.U19]+[.V19]" table:style-name="ce6">
            <text:p>1362,6875</text:p>
          </table:table-cell>
          <table:table-cell table:number-columns-repeated="4" table:style-name="ce3"/>
          <table:table-cell office:value-type="float" office:value="4687.5" table:formula="of:=MIN(MAX(3290/90*30;[.I19]);4687.5)" table:style-name="ce5">
            <text:p>4687,5</text:p>
          </table:table-cell>
          <table:table-cell office:value-type="float" office:value="0" table:style-name="ce5">
            <text:p>0</text:p>
          </table:table-cell>
          <table:table-cell office:value-type="float" office:value="154.6875" table:formula="of:=[.R19]*((0.01525*2)+IF(AND([.H19] =&quot;FALSE&quot;;[.F19]&gt;22);0.0025;0))" table:style-name="ce5">
            <text:p>154,6875</text:p>
          </table:table-cell>
          <table:table-cell office:value-type="float" office:value="1208.0000000000002" table:formula="of:=[.I19]*(0.14+0.011)" table:style-name="ce5">
            <text:p>1208</text:p>
          </table:table-cell>
          <table:table-cell office:value-type="float" office:value="0" table:style-name="ce5">
            <text:p>0</text:p>
          </table:table-cell>
          <table:table-cell table:style-name="ce1"/>
          <table:table-cell office:value-type="string" table:style-name="ce1">
            <text:p>calculations for self employed based on www.tk.de calculator with modifications to the kv-zusatzbeitrag</text:p>
          </table:table-cell>
          <table:table-cell table:number-columns-repeated="16360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5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601</meta:generator>
    <meta:initial-creator/>
    <dc:creator>jonas hermann</dc:creator>
    <meta:creation-date>2006-09-16T00:00:00Z</meta:creation-date>
    <dc:date>2022-10-05T09:57:56Z</dc:date>
    <meta:editing-cycles>15</meta:editing-cycles>
    <meta:editing-duration>PT0S</meta:editing-duration>
  </office:meta>
</office:document-meta>
</file>